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9198817557962109772"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7213723548536118219"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7753918310273588225"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3225710190543427183"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277389394594224870"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925765684880660931"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2213370315799565966"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675115562276276380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9577125" text:continue-list="list2213370315799565966"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236483479468348223"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569685"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578577"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9565937"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9558794"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576837"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2631341480596351484"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5989544073994480781"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415996844815510482"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571831"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974858801508011356"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78770794573884050"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198462492871398067" text:style-name="L15">
        <text:list-item>
          <text:list>
            <text:list-header>
              <text:p text:style-name="P182">1.5 miles averaging about 9:40/mile and rest 1 min</text:p>
            </text:list-header>
          </text:list>
        </text:list-item>
      </text:list>
      <text:p text:style-name="P24">1 mile in 8:26 and rest 2 min</text:p>
      <text:list xml:id="list2837416596707639756"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698930513151575804"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568956"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6241701578169763806"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964058853991357480"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2158198855599451390"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9555991" text:continue-list="list7964058853991357480" text:style-name="L19">
        <text:list-item>
          <text:list>
            <text:list-header>
              <text:p text:style-name="P186">(Pace*HR)=1240</text:p>
            </text:list-header>
          </text:list>
        </text:list-item>
      </text:list>
      <text:list xml:id="list39576237" text:continue-list="list6241701578169763806" text:style-name="L18">
        <text:list-item>
          <text:list>
            <text:list-header>
              <text:p text:style-name="P185">2 miles at 10:46/mile Ave HR= 121 bpm and rest a few minutes</text:p>
            </text:list-header>
          </text:list>
        </text:list-item>
      </text:list>
      <text:list xml:id="list39576291" text:continue-list="list39555991"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9559433"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056954108658579691"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29687667949386513"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965124837585458783"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572018017643861367"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286858123087670045"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886829939473308709"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9572679"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563322"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656620467511330600"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572439332098275903"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761663606824851912"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870504302575996375"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130063053136136988"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93309509020224922" text:style-name="L32">
        <text:list-item>
          <text:list>
            <text:list-header>
              <text:p text:style-name="P196">0.25 miles in 2:54</text:p>
              <text:p text:style-name="P196">1 mile in 9:21 going faster as I ran and ending at around 8:30 pace</text:p>
            </text:list-header>
          </text:list>
        </text:list-item>
      </text:list>
      <text:list xml:id="list8484931290907437076"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015718325222902847"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232656306205960751"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684801193805577442"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10"/>
      <text:p text:style-name="P10"/>
      <text:p text:style-name="P10">20 or more cemetery loops:</text:p>
      <text:p text:style-name="P79"><text:soft-page-break/><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483102016060264643"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23T19:31:54.72</dc:date>
    <dc:creator>James Lombardi</dc:creator>
    <meta:editing-duration>P27DT8H2M42S</meta:editing-duration>
    <meta:editing-cycles>2032</meta:editing-cycles>
    <meta:generator>OpenOffice/4.1.2$Win32 OpenOffice.org_project/412m3$Build-9782</meta:generator>
    <meta:document-statistic meta:table-count="0" meta:image-count="9" meta:object-count="0" meta:page-count="201" meta:paragraph-count="5856" meta:word-count="63406" meta:character-count="324895"/>
  </office:meta>
</office:document-meta>
</file>